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8cm" fo:min-width="9.608cm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858cm" fo:min-width="9.608cm" fo:padding-top="0.151cm" fo:padding-bottom="0.151cm" fo:padding-left="0.276cm" fo:padding-right="0.276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4.2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2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.203cm" fo:margin-right="0cm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.203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4.84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92cm" svg:y1="6.11cm" svg:x2="9.92cm" svg:y2="16.27cm">
          <text:p/>
        </draw:line>
        <draw:custom-shape draw:style-name="gr3" draw:text-style-name="P2" draw:layer="layout" svg:width="0.508cm" svg:height="0.508cm" svg:x="4.586cm" svg:y="5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draw:transform="rotate (-0.785398163397448) translate (4.862cm 8.26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3.5166994106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508cm" svg:height="0.508cm" draw:transform="rotate (-0.785398163397448) translate (8.501cm 5.7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3.5166994106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508cm" svg:height="0.508cm" draw:transform="rotate (-0.785398163397448) translate (13.752cm 5.7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3.5166994106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0.16cm" svg:height="10.16cm" svg:x="15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508cm" svg:height="0.508cm" draw:transform="rotate (-0.785398163397448) translate (17.518cm 5.7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93.5166994106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measure draw:style-name="gr7" draw:text-style-name="P3" draw:layer="measurelines" svg:x1="4.841cm" svg:y1="18.148cm" svg:x2="15cm" svg:y2="18.148cm">
          <text:p text:style-name="P3">Tile width (2 bytes)</text:p>
        </draw:measure>
        <draw:line draw:style-name="gr8" draw:text-style-name="P3" draw:layer="layout" svg:x1="4.84cm" svg:y1="5.348cm" svg:x2="8.523cm" svg:y2="5.348cm">
          <text:p/>
        </draw:line>
        <draw:frame draw:style-name="gr9" draw:text-style-name="P5" draw:layer="layout" svg:width="1.992cm" svg:height="0.725cm" svg:x="5.622cm" svg:y="4.713cm">
          <draw:text-box>
            <text:p text:style-name="P4"><text:span text:style-name="T1">Pel Pan</text:span></text:p>
          </draw:text-box>
        </draw:frame>
        <draw:line draw:style-name="gr8" draw:text-style-name="P3" draw:layer="layout" svg:x1="4.84cm" svg:y1="4.508cm" svg:x2="13.73cm" svg:y2="4.508cm">
          <text:p/>
        </draw:line>
        <draw:frame draw:style-name="gr10" draw:text-style-name="P7" draw:layer="layout" svg:width="7.62cm" svg:height="1.199cm" svg:x="5.729cm" svg:y="3.824cm">
          <draw:text-box>
            <text:p text:style-name="P6"><text:span text:style-name="T1">Start Address + 1 byte + Pel Pan</text:span></text:p>
          </draw:text-box>
        </draw:frame>
        <draw:line draw:style-name="gr8" draw:text-style-name="P3" draw:layer="layout" svg:x1="4.84cm" svg:y1="3.667cm" svg:x2="17.54cm" svg:y2="3.667cm">
          <text:p/>
        </draw:line>
        <draw:frame draw:style-name="gr10" draw:text-style-name="P7" draw:layer="layout" svg:width="5.842cm" svg:height="1.199cm" svg:x="8.396cm" svg:y="2.932cm">
          <draw:text-box>
            <text:p text:style-name="P6"><text:span text:style-name="T1">Tile Refresh + Pel Pan</text:span></text:p>
          </draw:text-box>
        </draw:frame>
        <draw:line draw:style-name="gr8" draw:text-style-name="P3" draw:layer="layout" svg:x1="3.697cm" svg:y1="6.08cm" svg:x2="3.697cm" svg:y2="8.62cm">
          <text:p/>
        </draw:line>
        <draw:frame draw:style-name="gr11" draw:text-style-name="P7" draw:layer="layout" svg:width="5.207cm" svg:height="1.673cm" draw:transform="rotate (1.5707963267949) translate (2.016cm 10.525cm)">
          <draw:text-box>
            <text:p text:style-name="P6"><text:span text:style-name="T1">Start Address + </text:span></text:p>
            <text:p text:style-name="P6"><text:span text:style-name="T1">Logical Width * # li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8T20:42:59.645533809</meta:creation-date>
    <dc:date>2022-07-28T21:08:28.303853347</dc:date>
    <meta:editing-duration>PT4M48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